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Open Sans" svg:font-family="'Open Sans'"/>
    <style:font-face style:name="Segoe UI" svg:font-family="'Segoe UI', 'Lucida Grande', Verdana, Arial, Helvetica, sans-serif"/>
    <style:font-face style:name="Source Sans Pro" svg:font-family="'Source Sans Pro'"/>
    <style:font-face style:name="Times New Roman" svg:font-family="'Times New Roman'"/>
    <style:font-face style:name="Verdana" svg:font-family="Verdana"/>
    <style:font-face style:name="inherit" svg:font-family="inherit"/>
    <style:font-face style:name="monospace" svg:font-family="monospace, monospace"/>
    <style:font-face style:name="sans-serif" svg:font-family="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3a49f" officeooo:paragraph-rsid="0013a49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09f00" officeooo:paragraph-rsid="00109f00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Monospace" fo:font-size="8pt" officeooo:rsid="001b4d98" officeooo:paragraph-rsid="001b4d98" style:font-size-asian="7pt" style:font-size-complex="8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nux Libertine" fo:font-size="18pt" fo:letter-spacing="normal" fo:font-style="normal" fo:font-weight="normal" officeooo:paragraph-rsid="0021ce06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nux Libertine" fo:font-size="18pt" fo:letter-spacing="normal" fo:language="ru" fo:country="RU" fo:font-style="normal" fo:font-weight="normal" officeooo:paragraph-rsid="0021ce06" style:font-size-asian="18pt" style:font-size-complex="18pt"/>
    </style:style>
    <style:style style:name="P6" style:family="paragraph" style:parent-style-name="Standard">
      <style:text-properties fo:font-size="14pt" officeooo:paragraph-rsid="001bb4d9" style:font-size-asian="14pt" style:font-size-complex="14pt"/>
    </style:style>
    <style:style style:name="P7" style:family="paragraph" style:parent-style-name="Standard">
      <style:text-properties fo:font-size="14pt" officeooo:rsid="001b4d98" officeooo:paragraph-rsid="001bb4d9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11acd2" officeooo:paragraph-rsid="0011acd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7pt" officeooo:paragraph-rsid="00109f00" style:font-size-asian="17pt" style:font-size-complex="17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4pt" officeooo:paragraph-rsid="00109f00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/>
      <style:text-properties style:text-position="0% 100%" fo:font-size="14pt" officeooo:rsid="0020425d" officeooo:paragraph-rsid="0020425d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text-position="0% 100%" fo:font-size="14pt" fo:font-weight="normal" officeooo:rsid="00169a43" officeooo:paragraph-rsid="001ceab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/>
      <style:text-properties style:text-position="0% 100%" fo:font-size="14pt" fo:font-weight="normal" officeooo:rsid="0020425d" officeooo:paragraph-rsid="0020425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/>
      <style:text-properties style:text-position="0% 100%" fo:font-size="14pt" fo:font-weight="normal" officeooo:rsid="0021ce06" officeooo:paragraph-rsid="0021ce0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5pt" officeooo:paragraph-rsid="00109f00" style:font-size-asian="15pt" style:font-size-complex="15pt"/>
    </style:style>
    <style:style style:name="P16" style:family="paragraph" style:parent-style-name="Standard">
      <style:paragraph-properties fo:margin-top="0cm" fo:margin-bottom="0cm" loext:contextual-spacing="false"/>
      <style:text-properties officeooo:paragraph-rsid="0020425d"/>
    </style:style>
    <style:style style:name="P17" style:family="paragraph" style:parent-style-name="Standard">
      <style:paragraph-properties fo:margin-top="0cm" fo:margin-bottom="0cm" loext:contextual-spacing="false" fo:break-before="page"/>
      <style:text-properties style:text-position="0% 100%" fo:font-size="14pt" fo:font-weight="bold" officeooo:rsid="0020425d" officeooo:paragraph-rsid="0020425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004cm" fo:margin-bottom="0cm" loext:contextual-spacing="false" fo:line-height="100%" fo:text-align="center" style:justify-single-word="false" fo:orphans="0" fo:widows="0"/>
      <style:text-properties style:text-position="0% 100%" fo:font-size="25pt" officeooo:paragraph-rsid="00109f00" style:font-size-asian="25pt" style:font-size-complex="25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/>
      <style:text-properties officeooo:paragraph-rsid="00109f00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2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style:text-position="0% 100%" fo:font-size="14pt" fo:font-weight="normal" officeooo:rsid="0021ce06" officeooo:paragraph-rsid="0021ce06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b0080" style:text-line-through-style="none" style:text-line-through-type="none" fo:letter-spacing="normal" style:text-underline-style="none" officeooo:paragraph-rsid="0021ce06" style:text-blinking="false" fo:background-color="#f8f9fa" loext:padding="0.079cm" loext:border="0.06pt solid #c8ccd1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text-position="0% 100%" style:font-name="sans-serif" fo:font-size="10.5pt" fo:letter-spacing="normal" fo:font-style="normal" fo:font-weight="bold" officeooo:rsid="0021ce06" officeooo:paragraph-rsid="0021ce06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text-position="0% 100%" style:font-name="sans-serif" fo:font-size="10.5pt" fo:letter-spacing="normal" fo:font-style="normal" fo:font-weight="normal" officeooo:rsid="0021ce06" officeooo:paragraph-rsid="0021ce06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text-position="0% 100%" fo:font-size="14pt" fo:font-weight="normal" officeooo:rsid="0021ce06" officeooo:paragraph-rsid="0021ce06" style:font-size-asian="14pt" style:font-weight-asian="normal" style:font-size-complex="14pt" style:font-weight-complex="normal"/>
    </style:style>
    <style:style style:name="P27" style:family="paragraph" style:parent-style-name="Heading_20_4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sans-serif" fo:font-size="10.5pt" fo:letter-spacing="normal" fo:font-style="normal" fo:font-weight="bold" officeooo:paragraph-rsid="0021ce06"/>
    </style:style>
    <style:style style:name="P28" style:family="paragraph" style:parent-style-name="Heading_20_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sans-serif" fo:letter-spacing="normal" fo:font-style="normal" fo:font-weight="bold" officeooo:paragraph-rsid="0021ce06"/>
    </style:style>
    <style:style style:name="P2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0425d" officeooo:paragraph-rsid="0020425d" fo:background-color="#ffffff" style:font-name-asian="Times New Roman2" style:font-size-asian="14pt" style:font-style-asian="normal" style:font-weight-asian="normal" style:font-name-complex="Times New Roman2" style:font-size-complex="14pt"/>
    </style:style>
    <style:style style:name="P3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0425d" officeooo:paragraph-rsid="0021ce06" fo:background-color="#ffffff" style:font-name-asian="Times New Roman2" style:font-size-asian="14pt" style:font-style-asian="normal" style:font-weight-asian="normal" style:font-name-complex="Times New Roman2" style:font-size-complex="14pt"/>
    </style:style>
    <style:style style:name="P3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ceab8" officeooo:paragraph-rsid="0021ce06" fo:background-color="#ffffff" style:font-name-asian="Times New Roman2" style:font-size-asian="14pt" style:font-style-asian="normal" style:font-weight-asian="normal" style:font-name-complex="Times New Roman2" style:font-size-complex="14pt" style:font-weight-complex="bold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 officeooo:paragraph-rsid="0021ce06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1ce06"/>
    </style:style>
    <style:style style:name="P34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 fo:padding="0.049cm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35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 fo:padding="0.049cm" fo:border="0.06pt solid #eaecf0" style:writing-mode="lr-tb"/>
      <style:text-properties fo:font-variant="normal" fo:text-transform="none" fo:color="#000000" style:font-name="monospace" fo:font-size="10.5pt" fo:letter-spacing="normal" fo:font-style="normal" fo:font-weight="normal" fo:background-color="#f8f8f8"/>
    </style:style>
    <style:style style:name="P36" style:family="paragraph" style:parent-style-name="Preformatted_20_Text">
      <style:paragraph-properties fo:margin-left="0cm" fo:margin-right="0cm" fo:orphans="2" fo:widows="2" fo:text-indent="0cm" style:auto-text-indent="false" fo:padding="0.049cm" fo:border="0.06pt solid #eaecf0" style:writing-mode="lr-tb"/>
      <style:text-properties fo:font-variant="normal" fo:text-transform="none" fo:color="#000000" style:font-name="monospace" fo:font-size="10.5pt" fo:letter-spacing="normal" fo:font-style="normal" fo:font-weight="normal" fo:background-color="#f8f8f8"/>
    </style:style>
    <style:style style:name="P37" style:family="paragraph" style:parent-style-name="Standard">
      <style:paragraph-properties fo:margin-left="0cm" fo:margin-right="0cm" fo:margin-top="0cm" fo:margin-bottom="0.423cm" loext:contextual-spacing="false" fo:line-height="100%" fo:text-align="justify" style:justify-single-word="false" fo:text-indent="0cm" style:auto-text-indent="false"/>
      <style:text-properties style:text-position="0% 100%" fo:font-size="14pt" fo:font-weight="normal" officeooo:rsid="00117834" officeooo:paragraph-rsid="0021ce06" style:font-size-asian="14pt" style:font-weight-asian="normal" style:font-size-complex="14pt" style:font-weight-complex="bold"/>
    </style:style>
    <style:style style:name="P38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2pt" fo:font-style="normal" style:text-underline-style="none" fo:font-weight="normal" officeooo:paragraph-rsid="00109f00" fo:background-color="#ffffff" style:font-name-asian="Times New Roman2" style:font-size-asian="12pt" style:font-style-asian="normal" style:font-weight-asian="normal" style:font-name-complex="Times New Roman2" style:font-size-complex="12pt"/>
    </style:style>
    <style:style style:name="P39" style:family="paragraph" style:parent-style-name="Standard">
      <style:paragraph-properties fo:margin-left="0.148cm" fo:margin-right="0.545cm" fo:margin-top="0.474cm" fo:margin-bottom="0cm" loext:contextual-spacing="false" fo:line-height="100%" fo:text-align="center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40" style:family="paragraph" style:parent-style-name="Standard">
      <style:paragraph-properties fo:text-align="center" style:justify-single-word="false" fo:break-before="page"/>
      <style:text-properties fo:font-size="16pt" fo:font-weight="bold" officeooo:rsid="00109f00" officeooo:paragraph-rsid="00109f00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 fo:break-before="page"/>
      <style:text-properties officeooo:rsid="0013a49f" officeooo:paragraph-rsid="0013a49f"/>
    </style:style>
    <style:style style:name="P42" style:family="paragraph" style:parent-style-name="Heading_20_1">
      <style:paragraph-properties fo:text-align="center" style:justify-single-word="false" fo:break-before="page"/>
      <style:text-properties fo:font-variant="normal" fo:text-transform="none" fo:color="#000000" style:font-name="Linux Libertine" fo:font-size="18pt" fo:letter-spacing="normal" fo:language="ru" fo:country="RU" fo:font-style="normal" fo:font-weight="normal" officeooo:paragraph-rsid="0021ce06" style:font-size-asian="18pt" style:font-size-complex="18pt"/>
    </style:style>
    <style:style style:name="P43" style:family="paragraph" style:parent-style-name="Standard">
      <style:paragraph-properties fo:margin-left="0.145cm" fo:margin-right="0.549cm" fo:margin-top="0.004cm" fo:margin-bottom="0cm" loext:contextual-spacing="false" fo:line-height="100%" fo:text-align="center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44" style:family="paragraph" style:parent-style-name="Standard">
      <style:paragraph-properties fo:margin-left="5.692cm" fo:margin-right="0cm" fo:margin-top="0cm" fo:margin-bottom="0cm" loext:contextual-spacing="false" fo:line-height="151%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45" style:family="paragraph" style:parent-style-name="Text_20_body">
      <style:paragraph-properties fo:text-align="center" style:justify-single-word="false"/>
      <style:text-properties officeooo:paragraph-rsid="0021ce06"/>
    </style:style>
    <style:style style:name="P46" style:family="paragraph" style:parent-style-name="Text_20_body">
      <style:paragraph-properties fo:margin-left="0.079cm" fo:margin-right="0cm" fo:text-align="center" style:justify-single-word="false" fo:orphans="2" fo:widows="2" fo:text-indent="0.397cm" style:auto-text-indent="false"/>
      <style:text-properties fo:font-variant="normal" fo:text-transform="none" fo:color="#222222" style:font-name="sans-serif" fo:font-size="9pt" fo:letter-spacing="normal" fo:font-style="normal" fo:font-weight="normal" officeooo:paragraph-rsid="0021ce06" fo:background-color="#f8f9fa" loext:padding="0cm" loext:border="none"/>
    </style:style>
    <style:style style:name="P47" style:family="paragraph" style:parent-style-name="Preformatted_20_Text">
      <style:paragraph-properties fo:margin-top="0cm" fo:margin-bottom="0.499cm" loext:contextual-spacing="false" fo:orphans="2" fo:widows="2" fo:padding="0.049cm" fo:border="0.06pt solid #eaecf0" style:writing-mode="lr-tb"/>
      <style:text-properties fo:font-size="10.5pt" fo:font-weight="normal"/>
    </style:style>
    <style:style style:name="P48" style:family="paragraph" style:parent-style-name="Heading_20_2">
      <style:paragraph-properties fo:text-align="center" style:justify-single-word="false"/>
      <style:text-properties fo:font-variant="normal" fo:text-transform="none" fo:color="#000000" style:font-name="Linux Libertine" fo:font-size="18pt" fo:letter-spacing="normal" fo:language="ru" fo:country="RU" fo:font-style="normal" fo:font-weight="normal" officeooo:paragraph-rsid="0021ce06" style:font-size-asian="18pt" style:font-size-complex="18pt"/>
    </style:style>
    <style:style style:name="P49" style:family="paragraph" style:parent-style-name="Heading_20_2">
      <style:paragraph-properties fo:text-align="center" style:justify-single-word="false"/>
      <style:text-properties fo:font-variant="normal" fo:text-transform="none" fo:color="#000000" style:font-name="Linux Libertine" fo:letter-spacing="normal" fo:font-style="normal" fo:font-weight="normal" officeooo:paragraph-rsid="0021ce06"/>
    </style:style>
    <style:style style:name="P50" style:family="paragraph" style:parent-style-name="Standard">
      <style:paragraph-properties fo:margin-left="4.277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51" style:family="paragraph" style:parent-style-name="Heading_20_5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sans-serif" fo:font-size="10.5pt" fo:letter-spacing="normal" fo:font-style="normal" fo:font-weight="bold" officeooo:paragraph-rsid="0021ce06"/>
    </style:style>
    <style:style style:name="P5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text-position="0% 100%" style:font-name="sans-serif" fo:font-size="10.5pt" fo:letter-spacing="normal" fo:font-style="normal" fo:font-weight="normal" officeooo:rsid="0021ce06" officeooo:paragraph-rsid="0021ce06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break-before="page"/>
      <style:text-properties fo:font-variant="normal" fo:text-transform="none" fo:color="#222222" style:text-position="0% 100%" style:font-name="sans-serif" fo:font-size="10.5pt" fo:letter-spacing="normal" fo:font-style="normal" fo:font-weight="normal" officeooo:rsid="0021ce06" officeooo:paragraph-rsid="0021ce06" style:font-size-asian="14pt" style:font-weight-asian="normal" style:font-size-complex="14pt" style:font-weight-complex="normal"/>
    </style:style>
    <style:style style:name="P54" style:family="paragraph" style:parent-style-name="Heading_20_1" style:list-style-name="L2">
      <style:paragraph-properties fo:margin-top="0cm" fo:margin-bottom="0.423cm" loext:contextual-spacing="false" fo:line-height="100%" fo:text-align="center" style:justify-single-word="false" fo:break-before="page"/>
      <style:text-properties fo:font-weight="bold" officeooo:rsid="00228211" officeooo:paragraph-rsid="00228211" style:font-weight-asian="bold" style:font-weight-complex="bold"/>
    </style:style>
    <style:style style:name="P55" style:family="paragraph" style:parent-style-name="Standard" style:master-page-name="Standard">
      <style:paragraph-properties fo:margin-left="5.366cm" fo:margin-right="0cm" fo:margin-top="0.116cm" fo:margin-bottom="0cm" loext:contextual-spacing="false" fo:line-height="100%" fo:orphans="0" fo:widows="0" fo:text-indent="0cm" style:auto-text-indent="false" style:page-number="1"/>
      <style:text-properties style:text-position="0% 100%" fo:font-size="16pt" officeooo:paragraph-rsid="00109f00" style:font-size-asian="16pt" style:font-size-complex="16pt"/>
    </style:style>
    <style:style style:name="P5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0425d" officeooo:paragraph-rsid="00228211" fo:background-color="#ffffff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5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28211" officeooo:paragraph-rsid="00228211" fo:background-color="#ffffff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5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bold" officeooo:rsid="0020425d" officeooo:paragraph-rsid="0021ce06" fo:background-color="#ffffff" style:font-name-asian="Times New Roman2" style:font-size-asian="14pt" style:font-style-asian="normal" style:font-weight-asian="bold" style:font-name-complex="Times New Roman2" style:font-size-complex="14pt"/>
    </style:style>
    <style:style style:name="P5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bold" officeooo:rsid="0020425d" officeooo:paragraph-rsid="0021ce06" fo:background-color="#ffffff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reak-before="page"/>
      <style:text-properties style:text-position="0% 100%" fo:font-size="14pt" fo:font-weight="bold" officeooo:rsid="00248423" officeooo:paragraph-rsid="00248423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style:text-position="0% 100%" fo:font-size="14pt" fo:font-weight="normal" officeooo:rsid="0021ce06" officeooo:paragraph-rsid="0021ce06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style:text-position="0% 100%" fo:font-size="14pt" fo:font-weight="bold" officeooo:rsid="00248423" officeooo:paragraph-rsid="00248423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2pt" fo:font-weight="normal" officeooo:rsid="0011acd2" officeooo:paragraph-rsid="00116b2d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4pt" officeooo:paragraph-rsid="001bb4d9" style:font-size-asian="14pt" style:font-size-complex="14pt"/>
    </style:style>
    <style:style style:name="P65" style:family="paragraph" style:parent-style-name="Standard">
      <style:text-properties style:font-name="Monospace" fo:font-size="8pt" officeooo:rsid="00248423" style:font-size-asian="7pt" style:font-size-complex="8pt"/>
    </style:style>
    <style:style style:name="P66" style:family="paragraph" style:parent-style-name="Standard">
      <style:text-properties style:font-name="Monospace" fo:font-size="8pt" officeooo:rsid="00248423" officeooo:paragraph-rsid="00248423" style:font-size-asian="7pt" style:font-size-complex="8pt"/>
    </style:style>
    <style:style style:name="P67" style:family="paragraph" style:parent-style-name="Standard" style:list-style-name="L1">
      <style:paragraph-properties fo:margin-top="0cm" fo:margin-bottom="0.423cm" loext:contextual-spacing="false" fo:line-height="100%" fo:text-align="justify" style:justify-single-word="false"/>
      <style:text-properties style:text-position="0% 100%" fo:font-size="14pt" fo:font-weight="normal" officeooo:rsid="001ceab8" officeooo:paragraph-rsid="0021ce06" style:font-size-asian="14pt" style:font-weight-asian="normal" style:font-size-complex="14pt" style:font-weight-complex="bold"/>
    </style:style>
    <style:style style:name="P68" style:family="paragraph" style:parent-style-name="Standard">
      <style:paragraph-properties fo:margin-top="0cm" fo:margin-bottom="0.423cm" loext:contextual-spacing="false" fo:line-height="100%" fo:text-align="center" style:justify-single-word="false"/>
      <style:text-properties fo:font-weight="bold" officeooo:rsid="00228211" officeooo:paragraph-rsid="00228211" style:font-weight-asian="bold" style:font-weight-complex="bold"/>
    </style:style>
    <style:style style:name="P69" style:family="paragraph" style:parent-style-name="Standard">
      <style:paragraph-properties fo:margin-top="0cm" fo:margin-bottom="0.423cm" loext:contextual-spacing="false" fo:line-height="100%" fo:text-align="start" style:justify-single-word="false"/>
      <style:text-properties fo:font-size="14pt" fo:font-weight="normal" officeooo:rsid="0023dee0" officeooo:paragraph-rsid="0023dee0" style:font-size-asian="14pt" style:font-weight-asian="normal" style:font-size-complex="14pt" style:font-weight-complex="normal"/>
    </style:style>
    <style:style style:name="P70" style:family="paragraph" style:parent-style-name="Standard" style:list-style-name="L3">
      <style:paragraph-properties fo:margin-top="0cm" fo:margin-bottom="0.423cm" loext:contextual-spacing="false" fo:line-height="100%" fo:text-align="start" style:justify-single-word="false"/>
      <style:text-properties fo:font-size="14pt" fo:font-weight="normal" officeooo:rsid="0023dee0" officeooo:paragraph-rsid="0023dee0" style:font-size-asian="14pt" style:font-weight-asian="normal" style:font-size-complex="14pt" style:font-weight-complex="normal"/>
    </style:style>
    <style:style style:name="P71" style:family="paragraph" style:parent-style-name="Standard" style:list-style-name="L4">
      <style:paragraph-properties fo:margin-top="0cm" fo:margin-bottom="0.423cm" loext:contextual-spacing="false" fo:line-height="100%" fo:text-align="start" style:justify-single-word="false"/>
      <style:text-properties fo:font-size="14pt" fo:font-weight="normal" officeooo:rsid="0023dee0" officeooo:paragraph-rsid="0023dee0" style:font-size-asian="14pt" style:font-weight-asian="normal" style:font-size-complex="14pt" style:font-weight-complex="normal"/>
    </style:style>
    <style:style style:name="P72" style:family="paragraph" style:parent-style-name="Standard" style:list-style-name="L6">
      <style:paragraph-properties fo:margin-top="0cm" fo:margin-bottom="0.423cm" loext:contextual-spacing="false" fo:line-height="100%" fo:text-align="start" style:justify-single-word="false"/>
      <style:text-properties fo:font-size="14pt" fo:font-weight="normal" officeooo:rsid="0023dee0" officeooo:paragraph-rsid="0023dee0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.545cm" fo:margin-top="0.474cm" fo:margin-bottom="0cm" loext:contextual-spacing="false" fo:line-height="100%" fo:text-align="center" style:justify-single-word="false" fo:orphans="0" fo:widows="0" fo:text-indent="0cm" style:auto-text-indent="false"/>
      <style:text-properties officeooo:paragraph-rsid="00109f00"/>
    </style:style>
    <style:style style:name="P74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 officeooo:paragraph-rsid="0021ce06"/>
    </style:style>
    <style:style style:name="T1" style:family="text">
      <style:text-properties style:text-position="0% 100%" fo:font-size="16pt" style:font-size-asian="16pt" style:font-size-complex="16pt"/>
    </style:style>
    <style:style style:name="T2" style:family="text">
      <style:text-properties style:text-position="0% 100%" fo:font-size="16pt" officeooo:rsid="00109f00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09f00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16b2d" style:font-size-asian="16pt" style:font-weight-asian="bold" style:font-size-complex="16pt" style:font-weight-complex="bold"/>
    </style:style>
    <style:style style:name="T7" style:family="text">
      <style:text-properties officeooo:rsid="00116b2d"/>
    </style:style>
    <style:style style:name="T8" style:family="text">
      <style:text-properties fo:font-variant="normal" fo:text-transform="none" fo:color="#000000" style:font-name="Linux Libertine" fo:font-size="16pt" fo:letter-spacing="normal" fo:font-style="normal" fo:font-weight="normal" style:font-size-asian="16pt" style:font-size-complex="16pt"/>
    </style:style>
    <style:style style:name="T9" style:family="text">
      <style:text-properties fo:font-variant="normal" fo:text-transform="none" fo:color="#000000" style:font-name="monospace" fo:letter-spacing="normal" fo:font-style="normal" fo:background-color="#f8f8f8" loext:char-shading-value="0"/>
    </style:style>
    <style:style style:name="T10" style:family="text">
      <style:text-properties fo:font-variant="normal" fo:text-transform="none" fo:color="#222222" style:font-name="sans-serif" fo:font-size="10.5pt" fo:letter-spacing="normal" fo:font-style="normal"/>
    </style:style>
    <style:style style:name="T1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2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13" style:family="text">
      <style:text-properties fo:font-variant="normal" fo:text-transform="none" fo:color="#222222" style:font-name="sans-serif" fo:font-size="10.5pt" fo:letter-spacing="normal" fo:language="en" fo:country="US" fo:font-style="italic" fo:font-weight="normal"/>
    </style:style>
    <style:style style:name="T14" style:family="text">
      <style:text-properties fo:font-variant="normal" fo:text-transform="none" fo:color="#222222" style:font-name="sans-serif" fo:font-size="10.5pt" fo:letter-spacing="normal" fo:font-style="italic" fo:font-weight="normal"/>
    </style:style>
    <style:style style:name="T15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style:text-blinking="false"/>
    </style:style>
    <style:style style:name="T17" style:family="text">
      <style:text-properties fo:font-variant="normal" fo:text-transform="none" fo:color="#663366" style:text-line-through-style="none" style:text-line-through-type="none" style:font-name="sans-serif" fo:font-size="10.5pt" fo:letter-spacing="normal" fo:language="en" fo:country="US" fo:font-style="italic" style:text-underline-style="none" fo:font-weight="normal" style:text-blinking="false"/>
    </style:style>
    <style:style style:name="T18" style:family="text">
      <style:text-properties fo:font-variant="normal" fo:text-transform="none" fo:color="#19177c" style:font-name="monospace" fo:letter-spacing="normal" fo:font-style="normal" fo:background-color="#f8f8f8" loext:char-shading-value="0"/>
    </style:style>
    <style:style style:name="T19" style:family="text">
      <style:text-properties fo:font-variant="normal" fo:text-transform="none" fo:color="#666666" style:font-name="monospace" fo:letter-spacing="normal" fo:font-style="normal" fo:background-color="#f8f8f8" loext:char-shading-value="0"/>
    </style:style>
    <style:style style:name="T20" style:family="text">
      <style:text-properties fo:font-variant="normal" fo:text-transform="none" fo:color="#ba2121" style:font-name="monospace" fo:letter-spacing="normal" fo:font-style="normal" fo:background-color="#f8f8f8" loext:char-shading-value="0"/>
    </style:style>
    <style:style style:name="T21" style:family="text">
      <style:text-properties fo:color="#222222" fo:language="ru" fo:country="RU"/>
    </style:style>
    <style:style style:name="T22" style:family="text">
      <style:text-properties fo:color="#222222" style:font-name="sans-serif" fo:font-size="10.5pt" fo:language="ru" fo:country="RU"/>
    </style:style>
    <style:style style:name="T23" style:family="text">
      <style:text-properties fo:color="#222222" style:font-name="sans-serif" fo:font-size="10.5pt" fo:language="ru" fo:country="RU" fo:font-weight="bold"/>
    </style:style>
    <style:style style:name="T24" style:family="text">
      <style:text-properties fo:color="#222222" style:font-name="sans-serif" fo:font-size="10.5pt" fo:language="en" fo:country="US"/>
    </style:style>
    <style:style style:name="T25" style:family="text">
      <style:text-properties fo:color="#222222" style:text-line-through-style="none" style:text-line-through-type="none" style:font-name="sans-serif" fo:font-size="10.5pt" fo:language="ru" fo:country="RU" style:text-underline-style="none" style:text-blinking="false" fo:background-color="#ffffff" loext:char-shading-value="0"/>
    </style:style>
    <style:style style:name="T26" style:family="text">
      <style:text-properties fo:color="#0b0080" style:text-line-through-style="none" style:text-line-through-type="none" style:font-name="sans-serif" fo:font-size="10.5pt" fo:language="ru" fo:country="RU" style:text-underline-style="none" style:text-blinking="false" fo:background-color="#ffffff" loext:char-shading-value="0"/>
    </style:style>
    <style:style style:name="T27" style:family="text">
      <style:text-properties officeooo:rsid="001ad20b"/>
    </style:style>
    <style:style style:name="T28" style:family="text">
      <style:text-properties officeooo:rsid="001b4d98"/>
    </style:style>
    <style:style style:name="T29" style:family="text">
      <style:text-properties officeooo:rsid="001bb4d9"/>
    </style:style>
    <style:style style:name="T30" style:family="text">
      <style:text-properties officeooo:rsid="001c13bd"/>
    </style:style>
    <style:style style:name="T31" style:family="text">
      <style:text-properties officeooo:rsid="001ceab8"/>
    </style:style>
    <style:style style:name="T32" style:family="text">
      <style:text-properties fo:font-weight="bold" style:font-weight-asian="bold"/>
    </style:style>
    <style:style style:name="T33" style:family="text">
      <style:text-properties fo:color="#19177c"/>
    </style:style>
    <style:style style:name="T34" style:family="text">
      <style:text-properties fo:color="#666666"/>
    </style:style>
    <style:style style:name="T35" style:family="text">
      <style:text-properties fo:color="#ba2121"/>
    </style:style>
    <style:style style:name="T36" style:family="text">
      <style:text-properties fo:color="#008000" fo:font-weight="bold"/>
    </style:style>
    <style:style style:name="T37" style:family="text">
      <style:text-properties officeooo:rsid="00228211"/>
    </style:style>
    <style:style style:name="T38" style:family="text">
      <style:text-properties officeooo:rsid="0023dee0"/>
    </style:style>
    <style:style style:name="T39" style:family="text">
      <style:text-properties officeooo:rsid="00248423"/>
    </style:style>
    <style:style style:name="T40" style:family="text">
      <style:text-properties officeooo:rsid="00256901"/>
    </style:style>
    <style:style style:name="T41" style:family="text">
      <style:text-properties style:font-name="Monospace" fo:font-size="8pt" officeooo:rsid="00248423" style:font-size-asian="7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Учреждение образования</text:p>
      <text:p text:style-name="P43">«БЕЛОРУССКИЙ ГОСУДАРСТВЕННЫЙ УНИВЕРСИТЕТ ИНФОРМАТИКИ И РАДИОЭЛЕКТРОНИКИ»</text:p>
      <text:p text:style-name="P44">Кафедра информатики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/>
      <text:p text:style-name="P50">Отчет по лабораторной работе №<text:span text:style-name="T31">4-5</text:span></text:p>
      <text:p text:style-name="P12"><text:span text:style-name="T31">Разработка защищенных приложений</text:span>.</text:p>
      <text:p text:style-name="P10"/>
      <text:p text:style-name="P15"/>
      <text:p text:style-name="P15"/>
      <text:p text:style-name="P15"/>
      <text:p text:style-name="P15"/>
      <text:p text:style-name="P15"/>
      <text:p text:style-name="P20"/>
      <text:p text:style-name="P21">Выполнил:</text:p>
      <text:p text:style-name="P19"><text:span text:style-name="T2">Брычиков</text:span><text:span text:style-name="T3"> </text:span><text:span text:style-name="T4">Д</text:span><text:span text:style-name="T3">.</text:span><text:span text:style-name="T4">Д</text:span><text:span text:style-name="T3">.</text:span></text:p>
      <text:p text:style-name="P21">Проверил:</text:p>
      <text:p text:style-name="P21">Чернявский Ю. А.</text:p>
      <text:p text:style-name="P9"/>
      <text:p text:style-name="P9"/>
      <text:p text:style-name="P9"/>
      <text:p text:style-name="P9"/>
      <text:p text:style-name="P39"/>
      <text:p text:style-name="P39"/>
      <text:p text:style-name="P39"/>
      <text:p text:style-name="P39"/>
      <text:p text:style-name="P73"><text:span text:style-name="T1">Минск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Open Sans" svg:font-family="'Open Sans'"/>
    <style:font-face style:name="Segoe UI" svg:font-family="'Segoe UI', 'Lucida Grande', Verdana, Arial, Helvetica, sans-serif"/>
    <style:font-face style:name="Source Sans Pro" svg:font-family="'Source Sans Pro'"/>
    <style:font-face style:name="Times New Roman" svg:font-family="'Times New Roman'"/>
    <style:font-face style:name="Verdana" svg:font-family="Verdana"/>
    <style:font-face style:name="inherit" svg:font-family="inherit"/>
    <style:font-face style:name="monospace" svg:font-family="monospace, monospace"/>
    <style:font-face style:name="sans-serif" svg:font-family="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orphans="0" fo:widows="0" fo:text-indent="0cm" style:auto-text-indent="false" fo:keep-with-next="always"/>
      <style:text-properties style:text-position="0% 100%"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7:04:47.994149425</meta:creation-date>
    <dc:date>2018-05-03T01:03:49.289999092</dc:date>
    <meta:editing-duration>PT1H5M50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7" meta:character-count="236" meta:non-whitespace-character-count="219"/>
  </office:meta>
</office:document-meta>
</file>